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72" svg:font-family="72, Arial, Helvetica, sans-serif"/>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007in" table:align="left"/>
    </style:style>
    <style:style style:name="Table1.A" style:family="table-column">
      <style:table-column-properties style:column-width="3.1007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6.925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4.6681in"/>
    </style:style>
    <style:style style:name="Table4.B" style:family="table-column">
      <style:table-column-properties style:column-width="2.2569in"/>
    </style:style>
    <style:style style:name="Table4.A1" style:family="table-cell">
      <style:table-cell-properties style:vertical-align="middle" fo:padding="0.0194in" fo:border="none"/>
    </style:style>
    <style:style style:name="Table4.B1" style:family="table-cell">
      <style:table-cell-properties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Table_20_Contents">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officeooo:rsid="00192b17" officeooo:paragraph-rsid="00192b17"/>
    </style:style>
    <style:style style:name="P4" style:family="paragraph" style:parent-style-name="Standard">
      <style:paragraph-properties fo:margin-top="0in" fo:margin-bottom="0.1965in" style:contextual-spacing="false"/>
      <style:text-properties fo:font-variant="normal" fo:text-transform="none" fo:color="#000000" loext:opacity="100%" style:font-name="Arial" fo:font-size="9pt" fo:letter-spacing="normal" fo:font-style="normal" fo:font-weight="normal"/>
    </style:style>
    <style:style style:name="P5" style:family="paragraph" style:parent-style-name="Table_20_Contents">
      <style:paragraph-properties fo:margin-top="0in" fo:margin-bottom="0.1965in" style:contextual-spacing="false"/>
      <style:text-properties fo:font-variant="normal" fo:text-transform="none" fo:color="#000000" loext:opacity="100%" style:font-name="Arial" fo:font-size="9pt" fo:letter-spacing="normal"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72" fo:font-size="10.5pt" fo:letter-spacing="normal" fo:font-style="normal" style:text-underline-style="solid" style:text-underline-width="auto" style:text-underline-color="font-color" fo:font-weight="normal" officeooo:paragraph-rsid="00192b17"/>
    </style:style>
    <style:style style:name="P7" style:family="paragraph" style:parent-style-name="Text_20_body">
      <style:text-properties fo:font-variant="normal" fo:text-transform="none" fo:color="#000000" loext:opacity="100%" style:font-name="72" fo:font-size="10.5pt" fo:letter-spacing="normal" fo:font-style="normal" fo:font-weight="normal" officeooo:paragraph-rsid="001cfb6a"/>
    </style:style>
    <style:style style:name="P8" style:family="paragraph" style:parent-style-name="Standard">
      <style:text-properties officeooo:paragraph-rsid="00192b17"/>
    </style:style>
    <style:style style:name="P9" style:family="paragraph" style:parent-style-name="Standard">
      <style:text-properties officeooo:paragraph-rsid="001aa0f8"/>
    </style:style>
    <style:style style:name="P10" style:family="paragraph" style:parent-style-name="Text_20_body">
      <style:text-properties officeooo:paragraph-rsid="001cfb6a"/>
    </style:style>
    <style:style style:name="P11" style:family="paragraph" style:parent-style-name="Standard">
      <style:text-properties officeooo:paragraph-rsid="001cfb6a"/>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top="0in" fo:margin-bottom="0.1965in" style:contextual-spacing="false"/>
    </style:style>
    <style:style style:name="P14" style:family="paragraph" style:parent-style-name="Text_20_body">
      <style:text-properties officeooo:paragraph-rsid="001b03af"/>
    </style:style>
    <style:style style:name="P15" style:family="paragraph" style:parent-style-name="Text_20_body">
      <style:paragraph-properties fo:margin-top="0in" fo:margin-bottom="0in" style:contextual-spacing="false"/>
    </style:style>
    <style:style style:name="P16" style:family="paragraph" style:parent-style-name="Heading_20_2">
      <style:paragraph-properties fo:margin-left="0in" fo:margin-right="0in" fo:text-indent="0in" style:auto-text-indent="false"/>
    </style:style>
    <style:style style:name="P17" style:family="paragraph" style:parent-style-name="Standard">
      <style:text-properties officeooo:paragraph-rsid="00251fb4"/>
    </style:style>
    <style:style style:name="P18" style:family="paragraph" style:parent-style-name="Standard">
      <style:text-properties officeooo:paragraph-rsid="0026f5c9"/>
    </style:style>
    <style:style style:name="P19" style:family="paragraph" style:parent-style-name="Standard">
      <style:text-properties officeooo:rsid="0037a016" officeooo:paragraph-rsid="003bb622"/>
    </style:style>
    <style:style style:name="P20" style:family="paragraph" style:parent-style-name="Table_20_Contents">
      <style:text-properties officeooo:rsid="0037a016" officeooo:paragraph-rsid="00390249"/>
    </style:style>
    <style:style style:name="P21" style:family="paragraph" style:parent-style-name="Standard">
      <style:text-properties officeooo:paragraph-rsid="0042fd29"/>
    </style:style>
    <style:style style:name="P22" style:family="paragraph" style:parent-style-name="Standard">
      <style:text-properties officeooo:rsid="0042fd29" officeooo:paragraph-rsid="0042fd29"/>
    </style:style>
    <style:style style:name="P23" style:family="paragraph" style:parent-style-name="Standard">
      <style:text-properties officeooo:paragraph-rsid="005795ff"/>
    </style:style>
    <style:style style:name="P24" style:family="paragraph" style:parent-style-name="Standard">
      <style:paragraph-properties fo:margin-top="0in" fo:margin-bottom="0in" style:contextual-spacing="false"/>
      <style:text-properties officeooo:paragraph-rsid="005795ff"/>
    </style:style>
    <style:style style:name="P25" style:family="paragraph" style:parent-style-name="Text_20_body">
      <style:text-properties officeooo:rsid="001b03af" officeooo:paragraph-rsid="001b03af"/>
    </style:style>
    <style:style style:name="P26" style:family="paragraph" style:parent-style-name="Text_20_body">
      <style:text-properties officeooo:rsid="001cfb6a" officeooo:paragraph-rsid="001cfb6a"/>
    </style:style>
    <style:style style:name="P27" style:family="paragraph" style:parent-style-name="Standard">
      <style:text-properties officeooo:paragraph-rsid="00192b17"/>
    </style:style>
    <style:style style:name="P28" style:family="paragraph" style:parent-style-name="Standard">
      <style:text-properties style:text-underline-style="solid" style:text-underline-width="auto" style:text-underline-color="font-color" officeooo:paragraph-rsid="0050879d"/>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72" fo:font-size="10.5pt" fo:letter-spacing="normal" fo:font-style="normal" fo:font-weight="normal" officeooo:rsid="00192b17" officeooo:paragraph-rsid="00192b17"/>
    </style:style>
    <style:style style:name="P30" style:family="paragraph" style:parent-style-name="Standard">
      <style:text-properties officeooo:paragraph-rsid="005e5024"/>
    </style:style>
    <style:style style:name="P31" style:family="paragraph" style:parent-style-name="Standard">
      <style:text-properties fo:color="#c9211e" loext:opacity="100%" style:text-underline-style="solid" style:text-underline-width="auto" style:text-underline-color="font-color" fo:background-color="transparent"/>
    </style:style>
    <style:style style:name="P32" style:family="paragraph" style:parent-style-name="Standard">
      <style:text-properties fo:color="#c9211e" loext:opacity="100%" officeooo:paragraph-rsid="00251fb4" fo:background-color="transparent"/>
    </style:style>
    <style:style style:name="P33" style:family="paragraph" style:parent-style-name="Standard">
      <style:text-properties officeooo:paragraph-rsid="00646995"/>
    </style:style>
    <style:style style:name="P34" style:family="paragraph" style:parent-style-name="Standard">
      <style:text-properties officeooo:paragraph-rsid="00671aaf"/>
    </style:style>
    <style:style style:name="P35" style:family="paragraph" style:parent-style-name="Standard">
      <style:text-properties officeooo:paragraph-rsid="0067f666"/>
    </style:style>
    <style:style style:name="P36" style:family="paragraph" style:parent-style-name="Table_20_Contents">
      <style:text-properties officeooo:paragraph-rsid="0037a016"/>
    </style:style>
    <style:style style:name="P37" style:family="paragraph" style:parent-style-name="Table_20_Contents">
      <style:text-properties style:text-underline-style="solid" style:text-underline-width="auto" style:text-underline-color="font-color" officeooo:rsid="0037a016" officeooo:paragraph-rsid="0037a016"/>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loext:opacity="100%" style:font-name="72" fo:font-size="9.75pt" fo:letter-spacing="normal" fo:font-style="normal" fo:font-weight="normal"/>
    </style:style>
    <style:style style:name="T3" style:family="text">
      <style:text-properties fo:font-variant="normal" fo:text-transform="none" fo:color="#000000" loext:opacity="100%" style:font-name="72" fo:font-size="9.75pt" fo:letter-spacing="normal" fo:font-style="normal" fo:font-weight="normal" officeooo:rsid="001b03af"/>
    </style:style>
    <style:style style:name="T4" style:family="text">
      <style:text-properties fo:font-variant="normal" fo:text-transform="none" fo:color="#000000" loext:opacity="100%" style:font-name="72" fo:font-size="9.75pt" fo:letter-spacing="normal" fo:font-style="normal" fo:font-weight="normal" officeooo:rsid="001cfb6a"/>
    </style:style>
    <style:style style:name="T5" style:family="text">
      <style:text-properties fo:font-variant="normal" fo:text-transform="none" fo:color="#000000" loext:opacity="100%" style:font-name="72" fo:font-size="9.75pt" fo:letter-spacing="normal" fo:font-style="normal" style:text-underline-style="solid" style:text-underline-width="auto" style:text-underline-color="font-color" fo:font-weight="normal" officeooo:rsid="00192b17"/>
    </style:style>
    <style:style style:name="T6" style:family="text">
      <style:text-properties fo:font-variant="normal" fo:text-transform="none" fo:color="#000000" loext:opacity="100%" style:font-name="72" fo:font-size="10.5pt" fo:letter-spacing="normal" fo:font-style="normal" fo:font-weight="normal" officeooo:rsid="001cfb6a"/>
    </style:style>
    <style:style style:name="T7" style:family="text">
      <style:text-properties officeooo:rsid="00245545"/>
    </style:style>
    <style:style style:name="T8" style:family="text">
      <style:text-properties officeooo:rsid="00251fb4"/>
    </style:style>
    <style:style style:name="T9" style:family="text">
      <style:text-properties officeooo:rsid="0026f5c9"/>
    </style:style>
    <style:style style:name="T10" style:family="text">
      <style:text-properties officeooo:rsid="0028aa9b"/>
    </style:style>
    <style:style style:name="T11" style:family="text">
      <style:text-properties style:text-position="0% 100%" officeooo:rsid="0028aa9b"/>
    </style:style>
    <style:style style:name="T12" style:family="text">
      <style:text-properties officeooo:rsid="002988b6"/>
    </style:style>
    <style:style style:name="T13" style:family="text">
      <style:text-properties officeooo:rsid="002c96b1"/>
    </style:style>
    <style:style style:name="T14" style:family="text">
      <style:text-properties officeooo:rsid="002e3c74"/>
    </style:style>
    <style:style style:name="T15" style:family="text">
      <style:text-properties officeooo:rsid="003152e5"/>
    </style:style>
    <style:style style:name="T16" style:family="text">
      <style:text-properties officeooo:rsid="00390249"/>
    </style:style>
    <style:style style:name="T17" style:family="text">
      <style:text-properties officeooo:rsid="003bb622"/>
    </style:style>
    <style:style style:name="T18" style:family="text">
      <style:text-properties officeooo:rsid="003f44a8"/>
    </style:style>
    <style:style style:name="T19" style:family="text">
      <style:text-properties officeooo:rsid="0042fd29"/>
    </style:style>
    <style:style style:name="T20" style:family="text">
      <style:text-properties officeooo:rsid="004cd795"/>
    </style:style>
    <style:style style:name="T21" style:family="text">
      <style:text-properties officeooo:rsid="0054c758"/>
    </style:style>
    <style:style style:name="T22" style:family="text">
      <style:text-properties officeooo:rsid="0058aad4"/>
    </style:style>
    <style:style style:name="T23" style:family="text">
      <style:text-properties officeooo:rsid="00597f2c"/>
    </style:style>
    <style:style style:name="T24" style:family="text">
      <style:text-properties officeooo:rsid="005c7c2c"/>
    </style:style>
    <style:style style:name="T25" style:family="text">
      <style:text-properties officeooo:rsid="005c8fa6"/>
    </style:style>
    <style:style style:name="T26" style:family="text">
      <style:text-properties officeooo:rsid="005e5024"/>
    </style:style>
    <style:style style:name="T27" style:family="text">
      <style:text-properties officeooo:rsid="005ff40c"/>
    </style:style>
    <style:style style:name="T28" style:family="text">
      <style:text-properties officeooo:rsid="00646995"/>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text:p>
      <text:p text:style-name="P8"><text:span text:style-name="T5">1 </text:span><text:span text:style-name="T2">Financial Perspective</text:span></text:p>
      <text:p text:style-name="P8"/>
      <text:p text:style-name="P1">Lumateperone Tosylate (For India Market):</text:p>
      <text:p text:style-name="Standard">i)   It is 12 stage process including one side chain.</text:p>
      <text:p text:style-name="Standard">ii)  Intermediate Stage-1 to Stage-8 &amp; one side chain manufactured at CM Location (Altis Fine chem  Ltd.Himmatnagar, Near Ahmedabad (Gujarat).</text:p>
      <text:p text:style-name="P18">iii) Validation batches for all Intermediate stages <text:span text:style-name="T9">and side chain </text:span>at CM Location successfully completed.</text:p>
      <text:p text:style-name="Standard">iv) Quality attributes achieved as per specification.</text:p>
      <text:p text:style-name="Standard">v)  Further Stages of Lumateperone Tosylate <text:span text:style-name="T8">crude and API </text:span>manufactured at Toansa Location.</text:p>
      <text:p text:style-name="P30"><text:span text:style-name="T26">v</text:span><text:span text:style-name="T10">i) </text:span><text:span text:style-name="T12">Involved in Documentation activities i.e.BMRs preparation </text:span><text:span text:style-name="T25">and approval for trial Batches</text:span><text:span text:style-name="T12">, preparation &amp; approval </text:span><text:span text:style-name="T26">of </text:span><text:span text:style-name="T22">product scale up reports, </text:span><text:span text:style-name="T12">preparation &amp; approval </text:span><text:span text:style-name="T26">of</text:span><text:span text:style-name="T12"> </text:span><text:span text:style-name="T22">BMRs revision for </text:span><text:span text:style-name="T26">validation</text:span><text:span text:style-name="T22"> Batches,</text:span><text:span text:style-name="T12"> CCR</text:span><text:span text:style-name="T23">s</text:span><text:span text:style-name="T12"> initiation &amp; approval </text:span><text:span text:style-name="T13">to start the campaign timely</text:span>.</text:p>
      <text:p text:style-name="Standard">vi<text:span text:style-name="T26">i</text:span>) Validation batches <text:span text:style-name="T8">of</text:span> crude <text:span text:style-name="T8">and API</text:span> stage successfully completed.</text:p>
      <text:p text:style-name="P17">vii<text:span text:style-name="T26">i</text:span>) Quality attributes achieved as per specification.</text:p>
      <text:p text:style-name="P32"><text:span text:style-name="T8">i</text:span><text:span text:style-name="T27">x</text:span>) 32.165 Kg API produced &amp; dispatched with in allocated time line (Sep, 2022).</text:p>
      <text:p text:style-name="P31"/>
      <text:p text:style-name="P1">Tretinoin Tocoferil (For Japan Market):</text:p>
      <text:p text:style-name="P23">i)   It is three stages process (TFL-1, TFL -2 &amp; TFL-3).</text:p>
      <text:p text:style-name="P23">ii) <text:span text:style-name="T10">Modification done and process parameters revised as per CFT </text:span><text:span text:style-name="T11">recommendations</text:span></text:p>
      <text:p text:style-name="P23"><text:span text:style-name="T10">iii) </text:span><text:span text:style-name="T12">Involved in Documentation activities i.e.BMRs revision, Exhibit Batch protocol preparation &amp; approval, CCR initiation &amp; approval </text:span><text:span text:style-name="T13">to start the campaign timely</text:span>.</text:p>
      <text:p text:style-name="P23">i<text:span text:style-name="T14">v)</text:span> Validation batches for Intermediate &amp; API stage successfully completed.</text:p>
      <text:p text:style-name="P23"><text:span text:style-name="T15">v</text:span>)  Quality attributes achieved as per specification.                                       </text:p>
      <text:p text:style-name="P23">v<text:span text:style-name="T15">i</text:span>) 32.165 Kg API produced &amp; dispatched with in allocated time line (Sep, 2022).</text:p>
      <text:p text:style-name="P24"/>
      <text:p text:style-name="P28">Nadifloxacin (For Japan Market):</text:p>
      <text:p text:style-name="P23">i)  It is <text:span text:style-name="T21">five</text:span> stages process including one side chain <text:span text:style-name="T21">NFX-A </text:span>(<text:span text:style-name="T21">NFX</text:span>-1, <text:span text:style-name="T21">NFX</text:span> -2, <text:span text:style-name="T21">NFX</text:span> -<text:span text:style-name="T21">3</text:span> &amp; <text:span text:style-name="T21">NFX</text:span> -<text:span text:style-name="T21">4</text:span>).</text:p>
      <text:p text:style-name="P34"><text:span text:style-name="T10">ii) </text:span><text:span text:style-name="T12">Involved in </text:span><text:span text:style-name="T17">New product introduction Molecule initiation and approval to allocate product at site, </text:span><text:span text:style-name="T18">SAP code extension, initiation &amp; approval </text:span><text:span text:style-name="T19">and tech transfer </text:span><text:span text:style-name="T12">Documentation activities.</text:span></text:p>
      <text:p text:style-name="P34"><text:span text:style-name="T10">iii)</text:span><text:span text:style-name="T12"> Involved in Documentation activities i.e.BMRs preparation </text:span><text:span text:style-name="T25">and approval for trial Batches</text:span><text:span text:style-name="T12">, Exhibit Batch protocol preparation &amp; approval, </text:span><text:span text:style-name="T22">product scale up reports </text:span><text:span text:style-name="T12">preparation &amp; approval, </text:span><text:span text:style-name="T22">BMRs revision for Exhibit Batches,</text:span><text:span text:style-name="T12"> CCR</text:span><text:span text:style-name="T23">s</text:span><text:span text:style-name="T12"> initiation &amp; approval </text:span><text:span text:style-name="T13">to start the campaign timely</text:span>.</text:p>
      <text:p text:style-name="P33">i<text:span text:style-name="T14">v</text:span>)Validation batches for <text:span text:style-name="T28">side chain, <text:s/>all</text:span> intermediate stages &amp; API stage successfully completed.</text:p>
      <text:p text:style-name="P35"><text:span text:style-name="T15">v</text:span>) Quality attributes achieved as per specification.                                       </text:p>
      <text:p text:style-name="P23"/>
      <text:p text:style-name="Standard"/>
      <text:p text:style-name="P29">1.2 <text:bookmark text:name="38:guid_446598_rater"/></text:p>
      <table:table table:name="Table1" table:style-name="Table1">
        <table:table-column table:style-name="Table1.A"/>
        <table:table-row>
          <table:table-cell table:style-name="Table1.A1" office:value-type="string">
            <text:p text:style-name="Table_20_Contents"><text:bookmark text:name="38:guid_446598_icon"/>-1.2 Site transfer - Site transfer plant to plant</text:p>
            <text:p text:style-name="P9"><text:bookmark text:name="38:guid_446598_content"/><text:bookmark text:name="53:guid_446472_rater"/><text:span text:style-name="T5">1 </text:span><text:span text:style-name="T2">Financial Perspective</text:span></text:p>
          </table:table-cell>
        </table:table-row>
        <table:table-row>
          <table:table-cell table:style-name="Table1.A1" office:value-type="string">
            <text:p text:style-name="P12"><text:bookmark text:name="anchor_2_446472"/><text:bookmark text:name="53:guid_446472_icon"/></text:p>
          </table:table-cell>
        </table:table-row>
      </table:table>
      <table:table table:name="Table2" table:style-name="Table2">
        <table:table-column table:style-name="Table2.A"/>
        <table:table-row>
          <table:table-cell table:style-name="Table2.A1" office:value-type="string">
            <text:p text:style-name="P2">Tolvaptan (Side chain):</text:p>
            <text:p text:style-name="Table_20_Contents">i) 7-Chloro Benzazepinone (Tolvaptan side chain) for Nagar plant manufactured at CM Location (Saurav Chemicals Ltd. Dera bassi, Punjab). </text:p>
            <text:p text:style-name="Table_20_Contents">ii) Validation batches for all Intermediate stages at CM Location successfully completed.</text:p>
            <text:p text:style-name="Table_20_Contents">iii) Quality attributes achieved as per specification.</text:p>
          </table:table-cell>
        </table:table-row>
      </table:table>
      <text:p text:style-name="P36"/>
      <text:p text:style-name="P36"/>
      <text:p text:style-name="P36"><text:soft-page-break/></text:p>
      <text:p text:style-name="P36"/>
      <text:p text:style-name="P37">Oxcarabazepine:</text:p>
      <text:p text:style-name="P20"><text:span text:style-name="T17">i</text:span>) It is <text:span text:style-name="T16">single stage API process from Dahej.</text:span></text:p>
      <text:p text:style-name="P21"><text:span text:style-name="T10">ii) </text:span><text:span text:style-name="T12">Involved in </text:span><text:span text:style-name="T17">New product introduction Molecule initiation and approval to allocate product at site, </text:span><text:span text:style-name="T18">SAP code extension, initiation &amp; approval </text:span><text:span text:style-name="T19">and tech transfer </text:span><text:span text:style-name="T12">Documentation activities.</text:span></text:p>
      <text:p text:style-name="P22">Iii) Currently this site transfer product has been dropped as per management decision.</text:p>
      <text:p text:style-name="P19"/>
      <text:p text:style-name="P25">2.1 Launch of products:</text:p>
      <text:p text:style-name="P14"><text:span text:style-name="T3">2 </text:span><text:span text:style-name="T2">Customer Perspective</text:span></text:p>
      <text:p text:style-name="P6">Bempedoic acid (Process-2) (Launch):</text:p>
      <text:p text:style-name="Text_20_body">i)  It is six stages process.</text:p>
      <text:p text:style-name="Text_20_body">ii) Facilitated plant for timely execution and delivery of the product.</text:p>
      <text:p text:style-name="P26">3.1 Trouble shooting:</text:p>
      <text:p text:style-name="P10"><text:span text:style-name="T6">3 Process improvement </text:span><text:span text:style-name="T4">Perspective:</text:span></text:p>
      <text:p text:style-name="P7">Support provided to plant for preparation &amp; implementation of BMRs.</text:p>
      <text:p text:style-name="P10"/>
      <text:p text:style-name="P11"><text:bookmark text:name="83:guid_446497_rater"/></text:p>
      <table:table table:name="Table3" table:style-name="Table3">
        <table:table-column table:style-name="Table3.A"/>
        <table:table-row>
          <table:table-cell table:style-name="Table3.A1" office:value-type="string">
            <text:p text:style-name="Table_20_Contents"><text:bookmark text:name="83:guid_446497_content"/></text:p>
          </table:table-cell>
        </table:table-row>
        <table:table-row>
          <table:table-cell table:style-name="Table3.A1" office:value-type="string">
            <text:p text:style-name="P13">4 - People Management Perspective</text:p>
            <text:p text:style-name="P5">All training completed on regular basis with in <text:span text:style-name="T20">allocated </text:span>time line.</text:p>
            <text:p text:style-name="P4"/>
            <text:section text:style-name="Sect1" text:name="sect_6">
              <text:section text:style-name="Sect1" text:name="168:">
                <text:h text:style-name="Heading_20_2" text:outline-level="2"><text:bookmark text:name="sectitle_168:"/>Overall Comments on Goals, Sunology and IDP</text:h>
                <text:section text:style-name="Sect1" text:name="159:_instructionContainer">
                  <text:p text:style-name="Text_20_body">Please provide overall comments on Goals, Sunology &amp; IDP, detailing out any significant achievement or challenge faced in any of those areas</text:p>
                </text:section>
                <text:p text:style-name="P15">Set Goals progress achieved as per plan. </text:p>
              </text:section>
            </text:section>
            <text:p text:style-name="Standard"><text:line-break/><text:span text:style-name="T7">Training: </text:span><text:span text:style-name="T2">knowledge</text:span></text:p>
          </table:table-cell>
        </table:table-row>
      </table:table>
      <text:p text:style-name="P10"/>
      <text:p text:style-name="P10"/>
      <text:p text:style-name="P11"/>
      <text:section text:style-name="Sect1" text:name="sect_5">
        <text:section text:style-name="Sect1" text:name="212:">
          <table:table table:name="Table4" table:style-name="Table4">
            <table:table-column table:style-name="Table4.A"/>
            <table:table-column table:style-name="Table4.B"/>
            <table:table-row>
              <table:table-cell table:style-name="Table4.A1" office:value-type="string">
                <text:p text:style-name="Table_20_Contents">All goals achieved with in timeline.<text:line-break/>I execute my work with full coordination &amp; trust within given time framework in collaboration with my colleagues, Production dept. Engineering department, Quality control &amp; Quality assurance. Every individual in the team is responsible &amp; trustful executing their job as per instructions &amp; guidelines, which improve productivity. I show full trust &amp; support with every plant personnel and always ready to help them in any problem related to Plant.<text:line-break/><text:soft-page-break/>I am professionally working towards the development of myself and team members by sharing the constructive ideas for improvement of procedures &amp; documentation. I have always share new/revised concept/content as per current SOPs/recommendations immediately with my team members for implementation. I always remind myself &amp; my team members to understand responsibilities and perform in constructive way this help to develop the confidence &amp; trust in them.<text:line-break/>I carry out my job according to the production needs &amp; requirements. I prepare &amp; maintain all documents as per regulatory requirements, cGMP guidelines &amp; GDP requirements. I inspect deeply all the requirement of material and deliver in time, so that production targets get achieve as per commitment. Me and team are always positioned ourselves in condition by keep up compliance level to deliver the product as per customer requirements as our philosophy is Quality &amp; patients first.<text:line-break/>I always show positive support and co-operation to my team members for the betterment of the function. I always follow the instructions given by my superiors and implementation of the same effectively. Various situations have been handled by constructive thinking and taking inputs of team members. I always complete my job within time period by maintaining calm atmosphere and understanding the urgency.<text:line-break/><text:line-break/>The change required for the betterment of system &amp; towards the growth of organization I lead myself and team members in a positive way. I have always committed to set the change as per available resources to give maximum outputs.<text:line-break/><text:line-break/>I am very much focused for providing the solution in various activities that are being handled with my team members and me by seeking input &amp; advice from seniors. New development &amp; innovative ideas are always shared with team members and Operating manager to increase the productivity and better quality.<text:line-break/><text:line-break/></text:p>
              </table:table-cell>
              <table:table-cell table:style-name="Table4.B1" office:value-type="string">
                <text:p text:style-name="P12"/>
              </table:table-cell>
            </table:table-row>
            <table:table-row>
              <table:table-cell table:style-name="Table4.A1" office:value-type="string">
                <text:p text:style-name="P12"/>
              </table:table-cell>
              <table:table-cell table:style-name="Table4.A1" office:value-type="string">
                <text:p text:style-name="P12"/>
              </table:table-cell>
            </table:table-row>
            <table:table-row>
              <table:table-cell table:style-name="Table4.A1" office:value-type="string">
                <text:p text:style-name="P12"/>
              </table:table-cell>
              <table:table-cell table:style-name="Table4.A1" office:value-type="string">
                <text:p text:style-name="P12"/>
              </table:table-cell>
            </table:table-row>
            <table:table-row>
              <table:table-cell table:style-name="Table4.A1" office:value-type="string">
                <text:p text:style-name="P12"/>
              </table:table-cell>
              <table:table-cell table:style-name="Table4.A1" office:value-type="string">
                <text:p text:style-name="Table_20_Contents"/>
              </table:table-cell>
            </table:table-row>
            <table:table-row>
              <table:table-cell table:style-name="Table4.A1" office:value-type="string">
                <text:p text:style-name="P12"/>
              </table:table-cell>
              <table:table-cell table:style-name="Table4.A1" office:value-type="string">
                <text:p text:style-name="Table_20_Contents"/>
              </table:table-cell>
            </table:table-row>
          </table:table>
          <text:p text:style-name="Text_20_body"/>
        </text:section>
      </text:section>
      <text:h text:style-name="P16"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72" svg:font-family="72, Arial, Helvetica, sans-serif"/>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8:26:57.014154375</meta:creation-date>
    <dc:date>2023-03-05T14:49:46.779485066</dc:date>
    <meta:editing-duration>PT2H13M32S</meta:editing-duration>
    <meta:editing-cycles>49</meta:editing-cycles>
    <meta:generator>LibreOffice/7.5.0.3$Linux_X86_64 LibreOffice_project/c21113d003cd3efa8c53188764377a8272d9d6de</meta:generator>
    <meta:document-statistic meta:table-count="4" meta:image-count="0" meta:object-count="0" meta:page-count="3" meta:paragraph-count="51" meta:word-count="904" meta:character-count="6076" meta:non-whitespace-character-count="5126"/>
  </office:meta>
</office:document-meta>
</file>